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style:font-name="Liberation Sans" fo:language="en" fo:country="US" style:font-name-asian="Noto Sans CJK SC Regular" style:font-name-complex="FreeSans"/>
    </style:style>
    <style:style style:name="ce8" style:family="table-cell" style:parent-style-name="Default">
      <style:table-cell-properties fo:background-color="transparent"/>
      <style:text-properties style:use-window-font-color="true" style:font-name="Liberation Sans" fo:language="en" fo:country="US" style:font-name-asian="Noto Sans CJK SC Regular" style:font-name-complex="FreeSans"/>
    </style:style>
    <style:style style:name="ce9" style:family="table-cell" style:parent-style-name="Default">
      <style:table-cell-properties fo:background-color="#ffff00"/>
      <style:text-properties style:font-name="Liberation Sans" fo:language="en" fo:country="US" style:font-name-asian="Noto Sans CJK SC Regular" style:font-name-complex="FreeSans"/>
    </style:style>
    <style:style style:name="ce10" style:family="table-cell" style:parent-style-name="Default">
      <style:text-properties style:font-name="Liberation Sans" style:font-name-asian="Noto Sans CJK SC Regular" style:font-name-complex="Lohit Devanagari"/>
    </style:style>
    <style:style style:name="ce1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/>
      <table:table table:name="Blad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Feature_n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Genes</text:p>
          </table:table-cell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Remarks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ANOVA</text:p>
          </table:table-cell>
          <table:table-cell office:value-type="float" office:value="2184" calcext:value-type="float">
            <text:p>2184</text:p>
          </table:table-cell>
          <table:table-cell office:value-type="float" office:value="17" calcext:value-type="float">
            <text:p>17</text:p>
          </table:table-cell>
          <table:table-cell office:value-type="float" office:value="35076296" calcext:value-type="float">
            <text:p>35076296</text:p>
          </table:table-cell>
          <table:table-cell office:value-type="float" office:value="35282086" calcext:value-type="float">
            <text:p>35282086</text:p>
          </table:table-cell>
          <table:table-cell office:value-type="string" calcext:value-type="string">
            <text:p>155.29</text:p>
          </table:table-cell>
          <table:table-cell office:value-type="string" calcext:value-type="string">
            <text:p>ZPBP2</text:p>
          </table:table-cell>
          <table:table-cell office:value-type="string" calcext:value-type="string">
            <text:p>acrosomal vesicle, acrosome assembly, zona pellucida receptor complex, nucleus, <text:s/>binding of sperm to zona pellucid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KZF3</text:p>
          </table:table-cell>
          <table:table-cell office:value-type="string" calcext:value-type="string">
            <text:p><text:s/>RNA polymerase II regulatory region sequence-specific DNA binding, <text:s/>DNA-binding transcription factor activity; RNA polymerase II-specific, <text:s/>protein binding</text:p>
          </table:table-cell>
          <table:table-cell office:value-type="string" calcext:value-type="string">
            <text:p>Ikaros (ZNFN1A1; 603023), a hemopoietic zinc finger DNA-binding protein, is a central regulator of lymphoid differentiation and is implicated in leukemogenesis. Mice with a mutation in a related zinc finger protein, Aiolos, are prone to B-cell lymphoma.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B7</text:p>
          </table:table-cell>
          <table:table-cell office:value-type="string" calcext:value-type="string">
            <text:p>RNA binding, protein binding</text:p>
          </table:table-cell>
          <table:table-cell office:value-type="string" calcext:value-type="string">
            <text:p>Located next to ERB2 proto-oncogene, commonly co-amplified in breast cancer.</text:p>
          </table:table-cell>
          <table:table-cell table:number-columns-repeated="1015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MAPK cascade, RNA polymerase I core binding, <text:s/>positive regulation of protein phosphorylation, protein tyrosine kinase activity, transmembrane receptor protein tyrosine kinase activity.</text:p>
          </table:table-cell>
          <table:table-cell table:style-name="ce2" office:value-type="string" calcext:value-type="string">
            <text:p>Also called HER2. Probably the most important marker.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RLD1</text:p>
          </table:table-cell>
          <table:table-cell office:value-type="string" calcext:value-type="string">
            <text:p>Not found in G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CAP</text:p>
          </table:table-cell>
          <table:table-cell office:value-type="string" calcext:value-type="string">
            <text:p>somitogenesis, skeletal muscle contraction, cardiac muscle hypertrophy, <text:s/>protein bind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float" office:value="17" calcext:value-type="float">
            <text:p>17</text:p>
          </table:table-cell>
          <table:table-cell office:value-type="float" office:value="41062669" calcext:value-type="float">
            <text:p>41062669</text:p>
          </table:table-cell>
          <table:table-cell office:value-type="float" office:value="41447005" calcext:value-type="float">
            <text:p>41447005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cytoskeleton organization, microglial cell activation, DNA binding, actin binding</text:p>
          </table:table-cell>
          <table:table-cell office:value-type="string" calcext:value-type="string">
            <text:p>Alzheim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PPL2C</text:p>
          </table:table-cell>
          <table:table-cell office:value-type="string" calcext:value-type="string">
            <text:p>endoplasmic reticulum membrane, protein homodimerization activity, <text:s/>integral component of cytoplasmic side of endoplasmic reticulum membrane, Golgi-associated vesicle membrane, lysosomal membrane</text:p>
          </table:table-cell>
          <table:table-cell office:value-type="string" calcext:value-type="string">
            <text:p>Koolen-De Vries Syndrom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F1</text:p>
          </table:table-cell>
          <table:table-cell office:value-type="string" calcext:value-type="string">
            <text:p>corticotrophin-releasing factor receptor activity, intrinsic component of plasma membrane, corticotropin secretion, <text:s/>G protein-coupled receptor activity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17" calcext:value-type="float">
            <text:p>17</text:p>
          </table:table-cell>
          <table:table-cell office:value-type="float" office:value="41458670" calcext:value-type="float">
            <text:p>41458670</text:p>
          </table:table-cell>
          <table:table-cell office:value-type="float" office:value="41494331" calcext:value-type="float">
            <text:p>41494331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cytoskeleton organization, microglial cell activation, DNA binding, actin binding</text:p>
          </table:table-cell>
          <table:table-cell office:value-type="string" calcext:value-type="string">
            <text:p>Alzheim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characterized protei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office:value-type="float" office:value="39280577" calcext:value-type="float">
            <text:p>39280577</text:p>
          </table:table-cell>
          <table:table-cell office:value-type="float" office:value="40847517" calcext:value-type="float">
            <text:p>40847517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RHGAP27</text:p>
          </table:table-cell>
          <table:table-cell office:value-type="string" calcext:value-type="string">
            <text:p>GTPase activator activity, nucleus, nucleoplasm, cytosol, <text:s/>receptor-mediated endocytosis, signal transduction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MAP3K14</text:p>
          </table:table-cell>
          <table:table-cell table:style-name="ce2" office:value-type="string" calcext:value-type="string">
            <text:p>MAPK cascade, activation of MAPKK activity, protein kinase activity, <text:s/>protein serine/threonine kinase activity, fibrillar center</text:p>
          </table:table-cell>
          <table:table-cell table:style-name="ce2"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FMNL1</text:p>
          </table:table-cell>
          <table:table-cell table:style-name="ce3" office:value-type="string" calcext:value-type="string">
            <text:p>protein binding, cytosol, plasma membrane, substrate-dependent cell migration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6" calcext:value-type="float">
            <text:p>6</text:p>
          </table:table-cell>
          <table:table-cell office:value-type="float" office:value="135286400" calcext:value-type="float">
            <text:p>135286400</text:p>
          </table:table-cell>
          <table:table-cell office:value-type="float" office:value="135498058" calcext:value-type="float">
            <text:p>13549805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HBS1L</text:p>
          </table:table-cell>
          <table:table-cell office:value-type="string" calcext:value-type="string">
            <text:p>translation elongation factor activity, GTP binding, cytosol, signal transduction, <text:s/>exonucleolytic catabolism of deadenylated mRNA</text:p>
          </table:table-cell>
          <table:table-cell office:value-type="string" calcext:value-type="string">
            <text:p>associated with pancreatic canc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DH8A1</text:p>
          </table:table-cell>
          <table:table-cell office:value-type="string" calcext:value-type="string">
            <text:p>retinal dehydrogenase activity, cytosol, retinal metabolic proce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2" calcext:value-type="float">
            <text:p>12</text:p>
          </table:table-cell>
          <table:table-cell office:value-type="float" office:value="85986743" calcext:value-type="float">
            <text:p>85986743</text:p>
          </table:table-cell>
          <table:table-cell office:value-type="float" office:value="87258350" calcext:value-type="float">
            <text:p>87258350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MTC3</text:p>
          </table:table-cell>
          <table:table-cell table:style-name="ce11" office:value-type="string" calcext:value-type="string">
            <text:p>mannosyltransferase activity, endoplasmic reticulum, integral component of membrane, response to endoplasmic reticulum stres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EP290</text:p>
          </table:table-cell>
          <table:table-cell table:style-name="ce11" office:value-type="string" calcext:value-type="string">
            <text:p>G2/M transition of mitotic cell cycle, protein binding</text:p>
          </table:table-cell>
          <table:table-cell office:value-type="string" calcext:value-type="string">
            <text:p>Expression was widespread in cancerous tissues, but was not detected in corresponding normal tissues. No direct link to breast cancer though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float" office:value="12" calcext:value-type="float">
            <text:p>12</text:p>
          </table:table-cell>
          <table:table-cell office:value-type="float" office:value="70462057" calcext:value-type="float">
            <text:p>70462057</text:p>
          </table:table-cell>
          <table:table-cell office:value-type="float" office:value="70560603" calcext:value-type="float">
            <text:p>70560603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TBC1D15</text:p>
          </table:table-cell>
          <table:table-cell office:value-type="string" calcext:value-type="string">
            <text:p>GTPase activator activity, protein bindin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AB21</text:p>
          </table:table-cell>
          <table:table-cell office:value-type="string" calcext:value-type="string">
            <text:p>GTPase activity, protein binding, endoplasmic reticulum membrane </text:p>
          </table:table-cell>
          <table:table-cell office:value-type="string" calcext:value-type="string">
            <text:p>Pellinen et al. (2008) found a deletion of the RAB21 gene in 2 ovarian cancer cell lines and a prostate cancer tumor sample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office:value-type="float" office:value="17" calcext:value-type="float">
            <text:p>17</text:p>
          </table:table-cell>
          <table:table-cell office:value-type="float" office:value="38035466" calcext:value-type="float">
            <text:p>38035466</text:p>
          </table:table-cell>
          <table:table-cell office:value-type="float" office:value="38070950" calcext:value-type="float">
            <text:p>38070950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TUBG2</text:p>
          </table:table-cell>
          <table:table-cell office:value-type="string" calcext:value-type="string">
            <text:p>pericentriolar material, GTPase activity, cytosol, spindle microtubule 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8077519" calcext:value-type="float">
            <text:p>38077519</text:p>
          </table:table-cell>
          <table:table-cell table:style-name="ce2" office:value-type="float" office:value="38710043" calcext:value-type="float">
            <text:p>38710043</text:p>
          </table:table-cell>
          <table:table-cell table:style-name="ce2" office:value-type="string" calcext:value-type="string">
            <text:p>11.56</text:p>
          </table:table-cell>
          <table:table-cell table:style-name="ce2" office:value-type="string" calcext:value-type="string">
            <text:p>BRCA1</text:p>
          </table:table-cell>
          <table:table-cell table:style-name="ce2" office:value-type="string" calcext:value-type="string">
            <text:p>ubiquitin ligase complex, double-strand break repair via homologous recombination, transcription coactivator activity</text:p>
          </table:table-cell>
          <table:table-cell table:style-name="ce2" office:value-type="string" calcext:value-type="string">
            <text:p>DNA repair, cell cycle checkpoint control, and maintenance of genomic stability.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D2</text:p>
          </table:table-cell>
          <table:table-cell office:value-type="string" calcext:value-type="string">
            <text:p>acrosomal membrane, early endosome, signal transduction, <text:s/>positive regulation of collateral sprouting, regulation of cell shap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AT1</text:p>
          </table:table-cell>
          <table:table-cell office:value-type="string" calcext:value-type="string">
            <text:p>zinc ion binding, oxidoreductase activity, oxidation-reduction proces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FI35</text:p>
          </table:table-cell>
          <table:table-cell office:value-type="string" calcext:value-type="string">
            <text:p>protein binding, nucleus, cytoso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PL27A</text:p>
          </table:table-cell>
          <table:table-cell office:value-type="string" calcext:value-type="string">
            <text:p>nuclear-transcribed mRNA catabolic process, nonsense-mediated decay, <text:s/>RNA binding, structural constituent of ribosome, endoplasmatic reticulum, cytoso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UNDC1</text:p>
          </table:table-cell>
          <table:table-cell office:value-type="string" calcext:value-type="string">
            <text:p>Rab GTPase binding, <text:s/>intracellular protein transport, activation of GTPase activity, <text:s/>intracellular protein transpor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ARSD1</text:p>
          </table:table-cell>
          <table:table-cell office:value-type="string" calcext:value-type="string">
            <text:p>nucleic acid binding, <text:s/>alanine-tRNA ligase activity, ATP binding, nucleu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G6PC</text:p>
          </table:table-cell>
          <table:table-cell office:value-type="string" calcext:value-type="string">
            <text:p>glucose-6-phosphatase activity, endoplasmic reticulum membrane, gluceneogenesis, integral component of membrane, glucose homeosta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OC3</text:p>
          </table:table-cell>
          <table:table-cell office:value-type="string" calcext:value-type="string">
            <text:p>copper ion binding, calcium ion binding, cytoplasm, early endosome, endoplasmatic reticulum, golgi, plasma membra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OC2</text:p>
          </table:table-cell>
          <table:table-cell office:value-type="string" calcext:value-type="string">
            <text:p>catecholamine metabolic process, xenobiotic metabolic process, visual perception, cytoplasma, plasma membrane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PSME3</text:p>
          </table:table-cell>
          <table:table-cell table:style-name="ce2" office:value-type="string" calcext:value-type="string">
            <text:p>MAPK cascade, protein polyubiquitination, proteasome complex, p53 binding </text:p>
          </table:table-cell>
          <table:table-cell table:style-name="ce2" office:value-type="string" calcext:value-type="string">
            <text:p>Steroid receptor coactivator-3 (SRC3, or NCOA3; 601937) is an oncogene frequently amplified and overexpressed in breast cancer. 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CN1</text:p>
          </table:table-cell>
          <table:table-cell office:value-type="string" calcext:value-type="string">
            <text:p>autophagosome assembly, mitophagy, response to hypoxi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NTD1</text:p>
          </table:table-cell>
          <table:table-cell office:value-type="string" calcext:value-type="string">
            <text:p>reciprocal meiotic recombination, spermatogene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NK4</text:p>
          </table:table-cell>
          <table:table-cell office:value-type="string" calcext:value-type="string">
            <text:p>protein serine/threonine kinase activity, ATP binding. Cytosol, bicellular tight junction, protein phosphorylation, ion transport, <text:s/>chloride transport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PS25</text:p>
          </table:table-cell>
          <table:table-cell office:value-type="string" calcext:value-type="string">
            <text:p>ESCRT II complex, protein bindin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AMP2</text:p>
          </table:table-cell>
          <table:table-cell office:value-type="string" calcext:value-type="string">
            <text:p>angiogenesis, vasculogenesis, andrenomedullin receptor activity, sprouting angiogene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ZH1</text:p>
          </table:table-cell>
          <table:table-cell office:value-type="string" calcext:value-type="string">
            <text:p>negative regulation of transcription by RNA polymerase II, chromosome, telomeric region, DNA-binding transcription factor activity, RNA polymerase II-specific, <text:s/>chromatin remodeling, transcription corepressor activit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NTNAP1</text:p>
          </table:table-cell>
          <table:table-cell office:value-type="string" calcext:value-type="string">
            <text:p>protein localization to paranode region of axon, SH3/SH2 adaptor activity, integral component of plasma membrane, cytoskeleton organization, positive regulation of signal transduction, integral component of membra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CR10</text:p>
          </table:table-cell>
          <table:table-cell office:value-type="string" calcext:value-type="string">
            <text:p>G protein-coupled receptor activity, endoplasmic reticulum, <text:s/>integral component of plasma membrane,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PLEKHH3</text:p>
          </table:table-cell>
          <table:table-cell office:value-type="string" calcext:value-type="string">
            <text:p>extracellular space, cytoskeletion, signal transduction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78" calcext:value-type="float">
            <text:p>1678</text:p>
          </table:table-cell>
          <table:table-cell office:value-type="float" office:value="12" calcext:value-type="float">
            <text:p>12</text:p>
          </table:table-cell>
          <table:table-cell office:value-type="float" office:value="85450052" calcext:value-type="float">
            <text:p>85450052</text:p>
          </table:table-cell>
          <table:table-cell office:value-type="float" office:value="85962613" calcext:value-type="float">
            <text:p>85962613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Contains no gene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FECV-SVM</text:p>
          </table:table-cell>
          <table:table-cell table:style-name="ce6" office:value-type="float" office:value="1962" calcext:value-type="float">
            <text:p>1962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21382561" calcext:value-type="float">
            <text:p>21382561</text:p>
          </table:table-cell>
          <table:table-cell table:style-name="ce8" office:value-type="float" office:value="21444431" calcext:value-type="float">
            <text:p>21444431</text:p>
          </table:table-cell>
          <table:table-cell table:style-name="ce6"/>
          <table:table-cell table:style-name="ce6" office:value-type="string" calcext:value-type="string">
            <text:p>SLC7A5P1</text:p>
          </table:table-cell>
          <table:table-cell table:style-name="ce6" office:value-type="string" calcext:value-type="string">
            <text:p>Integral component of membrane.</text:p>
          </table:table-cell>
          <table:table-cell table:style-name="ce6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42913008" calcext:value-type="float">
            <text:p>42913008</text:p>
          </table:table-cell>
          <table:table-cell table:style-name="ce7" office:value-type="float" office:value="43066618" calcext:value-type="float">
            <text:p>43066618</text:p>
          </table:table-cell>
          <table:table-cell/>
          <table:table-cell office:value-type="string" calcext:value-type="string">
            <text:p>AL513478.10-1 </text:p>
          </table:table-cell>
          <table:table-cell office:value-type="string" calcext:value-type="string">
            <text:p>Contain no gen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number-columns-repeated="2"/>
          <table:table-cell/>
          <table:table-cell office:value-type="string" calcext:value-type="string">
            <text:p><text:s/>RP11-399F4.1</text:p>
          </table:table-cell>
          <table:table-cell office:value-type="string" calcext:value-type="string">
            <text:p>Contain no gen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number-columns-repeated="2"/>
          <table:table-cell/>
          <table:table-cell office:value-type="string" calcext:value-type="string">
            <text:p>RP11-15E1.3</text:p>
          </table:table-cell>
          <table:table-cell office:value-type="string" calcext:value-type="string">
            <text:p>Contain no gen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number-columns-repeated="2"/>
          <table:table-cell/>
          <table:table-cell office:value-type="string" calcext:value-type="string">
            <text:p>RP11-327I22.1 </text:p>
          </table:table-cell>
          <table:table-cell office:value-type="string" calcext:value-type="string">
            <text:p>Contain no gen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number-columns-repeated="2"/>
          <table:table-cell/>
          <table:table-cell office:value-type="string" calcext:value-type="string">
            <text:p>RP11-15E1.1 </text:p>
          </table:table-cell>
          <table:table-cell office:value-type="string" calcext:value-type="string">
            <text:p>Contain no gen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number-columns-repeated="2"/>
          <table:table-cell/>
          <table:table-cell office:value-type="string" calcext:value-type="string">
            <text:p>RP11-399F4.3</text:p>
          </table:table-cell>
          <table:table-cell office:value-type="string" calcext:value-type="string">
            <text:p>Contain no gene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7" office:value-type="float" office:value="2547" calcext:value-type="float">
            <text:p>2547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94755" calcext:value-type="float">
            <text:p>194755</text:p>
          </table:table-cell>
          <table:table-cell table:style-name="ce7" office:value-type="float" office:value="763411" calcext:value-type="float">
            <text:p>763411</text:p>
          </table:table-cell>
          <table:table-cell/>
          <table:table-cell office:value-type="string" calcext:value-type="string">
            <text:p>C20orf55</text:p>
          </table:table-cell>
          <table:table-cell office:value-type="string" calcext:value-type="string">
            <text:p>Beta-defensin 132, related to innate immune response. Defense response to Gram-negative bacterium. Most defensins function by binding to the microbial cell membrane, and, once embedded, forming pore-like membrane defects that allow efflux of essential ions and nutrients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20orf5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CRT2</text:p>
          </table:table-cell>
          <table:table-cell office:value-type="string" calcext:value-type="string">
            <text:p>negative regulation of transcription by RNA polymerase II, chromosome, telomeric region, DNA-binding transcription factor activity, RNA polymerase II-specific, <text:s/>chromatin remodeling, transcription corepressor activit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RXN1</text:p>
          </table:table-cell>
          <table:table-cell office:value-type="string" calcext:value-type="string">
            <text:p>Sulfiredoxin-1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CF15</text:p>
          </table:table-cell>
          <table:table-cell office:value-type="string" calcext:value-type="string">
            <text:p>Transcription factor 15 .RNA polymerase II proximal promoter sequence-specific DNA binding.</text:p>
          </table:table-cell>
          <table:table-cell table:number-columns-repeated="1016"/>
        </table:table-row>
        <table:table-row table:style-name="ro1">
          <table:table-cell table:style-name="ce5" table:number-columns-repeated="6"/>
          <table:table-cell table:style-name="ce5" office:value-type="string" calcext:value-type="string">
            <text:p>CSNK2A1</text:p>
          </table:table-cell>
          <table:table-cell table:style-name="ce5" office:value-type="string" calcext:value-type="string">
            <text:p>The tumor suppressor PTEN is phosphorylated by the protein kinase CK2 at its C terminus. Implications for PTEN stability to proteasome-mediated degradation. Protein serine/threonine kinase activity, ATP binding. Cytosol, bicellular tight junction, protein phosphorylation, ion transport, <text:s/>chloride transport.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3" office:value-type="float" office:value="1678" calcext:value-type="float">
            <text:p>1678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85450052" calcext:value-type="float">
            <text:p>85450052</text:p>
          </table:table-cell>
          <table:table-cell table:style-name="ce7" office:value-type="float" office:value="85962613" calcext:value-type="float">
            <text:p>85962613</text:p>
          </table:table-cell>
          <table:table-cell/>
          <table:table-cell office:value-type="string" calcext:value-type="string">
            <text:p>Contain no gene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5" office:value-type="float" office:value="1567" calcext:value-type="float">
            <text:p>1567</text:p>
          </table:table-cell>
          <table:table-cell table:style-name="ce5" office:value-type="float" office:value="11" calcext:value-type="float">
            <text:p>11</text:p>
          </table:table-cell>
          <table:table-cell table:style-name="ce9" office:value-type="float" office:value="82599955" calcext:value-type="float">
            <text:p>82599955</text:p>
          </table:table-cell>
          <table:table-cell table:style-name="ce9" office:value-type="float" office:value="82867442" calcext:value-type="float">
            <text:p>82867442</text:p>
          </table:table-cell>
          <table:table-cell table:style-name="ce5"/>
          <table:table-cell table:style-name="ce5" office:value-type="string" calcext:value-type="string">
            <text:p>DLG2</text:p>
          </table:table-cell>
          <table:table-cell table:style-name="ce5" office:value-type="string" calcext:value-type="string">
            <text:p><text:s/>MAPK cascade</text:p>
          </table:table-cell>
          <table:table-cell table:style-name="ce5"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AP000446.5</text:p>
          </table:table-cell>
          <table:table-cell table:style-name="ce3" office:value-type="string" calcext:value-type="string">
            <text:p>misc_RNA_pseudogene</text:p>
          </table:table-cell>
          <table:table-cell table:style-name="ce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85986743" calcext:value-type="float">
            <text:p>85986743</text:p>
          </table:table-cell>
          <table:table-cell table:style-name="ce7" office:value-type="float" office:value="87258350" calcext:value-type="float">
            <text:p>87258350</text:p>
          </table:table-cell>
          <table:table-cell/>
          <table:table-cell table:style-name="ce10"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table:number-columns-repeated="2"/>
          <table:table-cell/>
          <table:table-cell table:style-name="ce10"/>
          <table:table-cell table:number-columns-repeated="1017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68710277" calcext:value-type="float">
            <text:p>68710277</text:p>
          </table:table-cell>
          <table:table-cell table:style-name="ce7" office:value-type="float" office:value="68751390" calcext:value-type="float">
            <text:p>68751390</text:p>
          </table:table-cell>
          <table:table-cell/>
          <table:table-cell office:value-type="string" calcext:value-type="string">
            <text:p>AC009022.10</text:p>
          </table:table-cell>
          <table:table-cell office:value-type="string" calcext:value-type="string">
            <text:p>Uncharacterized protein.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number-columns-repeated="2"/>
          <table:table-cell/>
          <table:table-cell office:value-type="string" calcext:value-type="string">
            <text:p>PDPR</text:p>
          </table:table-cell>
          <table:table-cell table:style-name="ce10" office:value-type="string" calcext:value-type="string">
            <text:p>Oxidation-reduction proces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float" office:value="2649" calcext:value-type="float">
            <text:p>2649</text:p>
          </table:table-cell>
          <table:table-cell table:style-name="ce5" office:value-type="float" office:value="20" calcext:value-type="float">
            <text:p>20</text:p>
          </table:table-cell>
          <table:table-cell table:style-name="ce9" office:value-type="float" office:value="60333345" calcext:value-type="float">
            <text:p>60333345</text:p>
          </table:table-cell>
          <table:table-cell table:style-name="ce9" office:value-type="float" office:value="60363009" calcext:value-type="float">
            <text:p>60363009</text:p>
          </table:table-cell>
          <table:table-cell table:style-name="ce5"/>
          <table:table-cell table:style-name="ce5" office:value-type="string" calcext:value-type="string">
            <text:p>LAMA5</text:p>
          </table:table-cell>
          <table:table-cell table:style-name="ce5" office:value-type="string" calcext:value-type="string">
            <text:p>Laminin subunit alpha-5. Recombinant human laminin-10 (alpha5beta1gamma1). Production, purification, and migration-promoting activity on vascular endothelial cells.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3"/>
          <table:table-cell table:style-name="ce9" table:number-columns-repeated="2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67314736" calcext:value-type="float">
            <text:p>67314736</text:p>
          </table:table-cell>
          <table:table-cell table:style-name="ce7" office:value-type="float" office:value="68371045" calcext:value-type="float">
            <text:p>68371045</text:p>
          </table:table-cell>
          <table:table-cell/>
          <table:table-cell office:value-type="string" calcext:value-type="string">
            <text:p>U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C092115.2-1</text:p>
          </table:table-cell>
          <table:table-cell office:value-type="string" calcext:value-type="string">
            <text:p>snoRNA_pseudoge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C026464.7-2</text:p>
          </table:table-cell>
          <table:table-cell office:value-type="string" calcext:value-type="string">
            <text:p>Mt_tRNA_pseudoge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Y_RNA</text:p>
          </table:table-cell>
          <table:table-cell office:value-type="string" calcext:value-type="string">
            <text:p>misc_RNA_pseudogene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5S_rRNA</text:p>
          </table:table-cell>
          <table:table-cell office:value-type="string" calcext:value-type="string">
            <text:p/>
            <text:p>RRN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s/>Hsa-mir-1538</text:p>
          </table:table-cell>
          <table:table-cell office:value-type="string" calcext:value-type="string">
            <text:p>miRN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9820589" calcext:value-type="float">
            <text:p>69820589</text:p>
          </table:table-cell>
          <table:table-cell table:style-name="ce7" office:value-type="float" office:value="70731852" calcext:value-type="float">
            <text:p>70731852</text:p>
          </table:table-cell>
          <table:table-cell/>
          <table:table-cell office:value-type="string" calcext:value-type="string">
            <text:p>RP11-361F19.1</text:p>
          </table:table-cell>
          <table:table-cell office:value-type="string" calcext:value-type="string">
            <text:p>Uncharacterized protein.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COL19A1</text:p>
          </table:table-cell>
          <table:table-cell office:value-type="string" calcext:value-type="string">
            <text:p>Skeletal muscle tissue development</text:p>
            <text:p/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MBRD1</text:p>
          </table:table-cell>
          <table:table-cell office:value-type="string" calcext:value-type="string">
            <text:p>Insulin receptor bindin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AI3</text:p>
          </table:table-cell>
          <table:table-cell office:value-type="string" calcext:value-type="string">
            <text:p>Uncharacterized protein.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1:04:00.266134028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7:43:33.985710930</meta:creation-date>
    <dc:date>2019-05-16T13:08:36.565016543</dc:date>
    <meta:editing-duration>PT46M43S</meta:editing-duration>
    <meta:editing-cycles>11</meta:editing-cycles>
    <meta:generator>LibreOffice/5.1.6.2$Linux_X86_64 LibreOffice_project/10m0$Build-2</meta:generator>
    <meta:document-statistic meta:table-count="1" meta:cell-count="252" meta:object-count="0"/>
  </office:meta>
</office:document-meta>
</file>